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4cm" fo:min-width="0.49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4cm" svg:height="1.4cm" svg:x="6.1cm" svg:y="3.5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4cm" svg:height="1.4cm" svg:x="5cm" svg:y="5.4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4cm" svg:height="1.4cm" svg:x="7.2cm" svg:y="5.4cm">
          <text:p text:style-name="P1">5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4cm" svg:height="1.4cm" svg:x="3.8cm" svg:y="7.3cm">
          <text:p text:style-name="P1">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4cm" svg:height="1.4cm" svg:x="6cm" svg:y="7.3cm">
          <text:p text:style-name="P1">5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8cm" svg:y1="4.9cm" svg:x2="5.7cm" svg:y2="5.4cm" draw:start-shape="id1" draw:start-glue-point="8" draw:end-shape="id2" draw:end-glue-point="4" svg:d="M6800 4900c0 376-1100 127-1100 500" svg:viewBox="0 0 1101 501">
          <text:p/>
        </draw:connector>
        <draw:connector draw:style-name="gr2" draw:text-style-name="P3" draw:layer="layout" draw:type="curve" svg:x1="6.8cm" svg:y1="4.9cm" svg:x2="7.9cm" svg:y2="5.4cm" draw:start-shape="id1" draw:start-glue-point="8" draw:end-shape="id3" draw:end-glue-point="4" svg:d="M6800 4900c0 376 1100 127 1100 500" svg:viewBox="0 0 1101 501">
          <text:p/>
        </draw:connector>
        <draw:connector draw:style-name="gr2" draw:text-style-name="P3" draw:layer="layout" draw:type="curve" svg:x1="5.7cm" svg:y1="6.8cm" svg:x2="6.7cm" svg:y2="7.3cm" draw:start-shape="id2" draw:start-glue-point="8" draw:end-shape="id4" draw:end-glue-point="4" svg:d="M5700 6800c0 376 1000 127 1000 500" svg:viewBox="0 0 1001 501">
          <text:p/>
        </draw:connector>
        <draw:connector draw:style-name="gr2" draw:text-style-name="P3" draw:layer="layout" draw:type="curve" svg:x1="5.7cm" svg:y1="6.8cm" svg:x2="4.5cm" svg:y2="7.3cm" draw:start-shape="id2" draw:start-glue-point="8" draw:end-shape="id5" draw:end-glue-point="4" svg:d="M5700 6800c0 376-1200 127-1200 500" svg:viewBox="0 0 12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15:42:02.340714781</meta:creation-date>
    <dc:date>2016-05-11T15:44:54.946535427</dc:date>
    <meta:editing-duration>PT2M53S</meta:editing-duration>
    <meta:editing-cycles>1</meta:editing-cycles>
    <meta:document-statistic meta:object-count="9"/>
    <meta:generator>LibreOffice/5.1.2.2$Linux_X86_64 LibreOffice_project/10m0$Build-2</meta:generator>
  </office:meta>
</office:document-meta>
</file>